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Table1" style:family="table">
      <style:table-properties style:width="6.5in" fo:margin-left="0.0007in" fo:margin-top="0in" fo:margin-bottom="0in" table:align="left" style:writing-mode="page"/>
    </style:style>
    <style:style style:name="Table1.A" style:family="table-column">
      <style:table-column-properties style:column-width="1.3889in"/>
    </style:style>
    <style:style style:name="Table1.B" style:family="table-column">
      <style:table-column-properties style:column-width="3.0278in"/>
    </style:style>
    <style:style style:name="Table1.C" style:family="table-column">
      <style:table-column-properties style:column-width="2.083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a1b26" fo:padding-left="0.0972in" fo:padding-right="0.0972in" fo:padding-top="0.0417in" fo:padding-bottom="0.0417in" fo:border="0.1pt solid #e2e8f0">
        <style:background-image/>
      </style:table-cell-properties>
    </style:style>
    <style:style style:name="Table1.A2" style:family="table-cell">
      <style:table-cell-properties fo:background-color="#fee2e2" fo:padding-left="0.0972in" fo:padding-right="0.0972in" fo:padding-top="0.0417in" fo:padding-bottom="0.0417in" fo:border="0.1pt solid #e2e8f0">
        <style:background-image/>
      </style:table-cell-properties>
    </style:style>
    <style:style style:name="Table1.A3" style:family="table-cell">
      <style:table-cell-properties fo:background-color="#dbeafe" fo:padding-left="0.0972in" fo:padding-right="0.0972in" fo:padding-top="0.0417in" fo:padding-bottom="0.0417in" fo:border="0.1pt solid #e2e8f0">
        <style:background-image/>
      </style:table-cell-properties>
    </style:style>
    <style:style style:name="Table3" style:family="table">
      <style:table-properties style:width="6.5in" fo:margin-left="0.0007in" fo:margin-top="0in" fo:margin-bottom="0in" table:align="left" style:writing-mode="page"/>
    </style:style>
    <style:style style:name="Table3.A" style:family="table-column">
      <style:table-column-properties style:column-width="6.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1a1b26" fo:padding-left="0.1389in" fo:padding-right="0.1389in" fo:padding-top="0.0694in" fo:padding-bottom="0.0694in" fo:border="0.1pt solid #cbd5e1">
        <style:background-image/>
      </style:table-cell-properties>
    </style:style>
    <style:style style:name="Table4" style:family="table">
      <style:table-properties style:width="6.5in" fo:margin-left="0.0007in" fo:margin-top="0in" fo:margin-bottom="0in" table:align="left" style:writing-mode="page"/>
    </style:style>
    <style:style style:name="Table4.A" style:family="table-column">
      <style:table-column-properties style:column-width="6.5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1a1b26" fo:padding-left="0.1389in" fo:padding-right="0.1389in" fo:padding-top="0.0694in" fo:padding-bottom="0.0694in" fo:border="0.1pt solid #cbd5e1">
        <style:background-image/>
      </style:table-cell-properties>
    </style:style>
    <style:style style:name="Table5" style:family="table">
      <style:table-properties style:width="6.5in" fo:margin-left="0.0007in" fo:margin-top="0in" fo:margin-bottom="0in" table:align="left" style:writing-mode="page"/>
    </style:style>
    <style:style style:name="Table5.A" style:family="table-column">
      <style:table-column-properties style:column-width="6.5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1a1b26" fo:padding-left="0.1389in" fo:padding-right="0.1389in" fo:padding-top="0.0694in" fo:padding-bottom="0.0694in" fo:border="0.1pt solid #cbd5e1">
        <style:background-image/>
      </style:table-cell-properties>
    </style:style>
    <style:style style:name="Table6" style:family="table">
      <style:table-properties style:width="6.5in" fo:margin-left="0.0007in" fo:margin-top="0in" fo:margin-bottom="0in" table:align="left" style:writing-mode="page"/>
    </style:style>
    <style:style style:name="Table6.A" style:family="table-column">
      <style:table-column-properties style:column-width="6.5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1a1b26" fo:padding-left="0.1389in" fo:padding-right="0.1389in" fo:padding-top="0.0694in" fo:padding-bottom="0.0694in" fo:border="0.1pt solid #cbd5e1">
        <style:background-image/>
      </style:table-cell-properties>
    </style:style>
    <style:style style:name="Table7" style:family="table">
      <style:table-properties style:width="6.5in" fo:margin-left="0.0007in" fo:margin-top="0in" fo:margin-bottom="0in" table:align="left" style:writing-mode="page"/>
    </style:style>
    <style:style style:name="Table7.A" style:family="table-column">
      <style:table-column-properties style:column-width="6.5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1a1b26" fo:padding-left="0.1389in" fo:padding-right="0.1389in" fo:padding-top="0.0694in" fo:padding-bottom="0.0694in" fo:border="0.1pt solid #cbd5e1">
        <style:background-image/>
      </style:table-cell-properties>
    </style:style>
    <style:style style:name="Table8" style:family="table">
      <style:table-properties style:width="6.5in" fo:margin-left="0.0007in" fo:margin-top="0in" fo:margin-bottom="0in" table:align="left" style:writing-mode="page"/>
    </style:style>
    <style:style style:name="Table8.A" style:family="table-column">
      <style:table-column-properties style:column-width="6.5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1a1b26" fo:padding-left="0.1389in" fo:padding-right="0.1389in" fo:padding-top="0.0694in" fo:padding-bottom="0.0694in" fo:border="0.1pt solid #cbd5e1">
        <style:background-image/>
      </style:table-cell-properties>
    </style:style>
    <style:style style:name="Table9" style:family="table">
      <style:table-properties style:width="6.5in" fo:margin-left="0.0007in" fo:margin-top="0in" fo:margin-bottom="0in" table:align="left" style:writing-mode="page"/>
    </style:style>
    <style:style style:name="Table9.A" style:family="table-column">
      <style:table-column-properties style:column-width="6.5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1a1b26" fo:padding-left="0.1389in" fo:padding-right="0.1389in" fo:padding-top="0.0694in" fo:padding-bottom="0.0694in" fo:border="0.1pt solid #cbd5e1">
        <style:background-image/>
      </style:table-cell-properties>
    </style:style>
    <style:style style:name="Table10" style:family="table">
      <style:table-properties style:width="6.5in" fo:margin-left="0.0007in" fo:margin-top="0in" fo:margin-bottom="0in" table:align="left" style:writing-mode="page"/>
    </style:style>
    <style:style style:name="Table10.A" style:family="table-column">
      <style:table-column-properties style:column-width="6.5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1a1b26" fo:padding-left="0.1389in" fo:padding-right="0.1389in" fo:padding-top="0.0694in" fo:padding-bottom="0.0694in" fo:border="0.1pt solid #cbd5e1">
        <style:background-image/>
      </style:table-cell-properties>
    </style:style>
    <style:style style:name="Table11" style:family="table">
      <style:table-properties style:width="6.5in" fo:margin-left="0.0007in" fo:margin-top="0in" fo:margin-bottom="0in" table:align="left" style:writing-mode="page"/>
    </style:style>
    <style:style style:name="Table11.A" style:family="table-column">
      <style:table-column-properties style:column-width="6.5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1a1b26" fo:padding-left="0.1389in" fo:padding-right="0.1389in" fo:padding-top="0.0694in" fo:padding-bottom="0.0694in" fo:border="0.1pt solid #cbd5e1">
        <style:background-image/>
      </style:table-cell-properties>
    </style:style>
    <style:style style:name="Table12" style:family="table">
      <style:table-properties style:width="6.5in" fo:margin-left="0.0007in" fo:margin-top="0in" fo:margin-bottom="0in" table:align="left" style:writing-mode="page"/>
    </style:style>
    <style:style style:name="Table12.A" style:family="table-column">
      <style:table-column-properties style:column-width="6.5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1a1b26" fo:padding-left="0.1389in" fo:padding-right="0.1389in" fo:padding-top="0.0694in" fo:padding-bottom="0.0694in" fo:border="0.1pt solid #cbd5e1">
        <style:background-image/>
      </style:table-cell-properties>
    </style:style>
    <style:style style:name="Table13" style:family="table">
      <style:table-properties style:width="6.5in" fo:margin-left="0.0007in" fo:margin-top="0in" fo:margin-bottom="0in" table:align="left" style:writing-mode="page"/>
    </style:style>
    <style:style style:name="Table13.A" style:family="table-column">
      <style:table-column-properties style:column-width="6.5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1a1b26" fo:padding-left="0.1389in" fo:padding-right="0.1389in" fo:padding-top="0.0694in" fo:padding-bottom="0.0694in" fo:border="0.1pt solid #cbd5e1">
        <style:background-image/>
      </style:table-cell-properties>
    </style:style>
    <style:style style:name="P1" style:family="paragraph" style:parent-style-name="Standard">
      <style:paragraph-properties fo:margin-top="0in" fo:margin-bottom="0.028in" style:contextual-spacing="false" fo:text-align="center" style:justify-single-word="false"/>
    </style:style>
    <style:style style:name="P2" style:family="paragraph" style:parent-style-name="Standard">
      <style:paragraph-properties fo:margin-top="0in" fo:margin-bottom="0.0835in" style:contextual-spacing="false" fo:text-align="center" style:justify-single-word="false"/>
    </style:style>
    <style:style style:name="P3" style:family="paragraph" style:parent-style-name="Standard">
      <style:text-properties officeooo:paragraph-rsid="001701d1"/>
    </style:style>
    <style:style style:name="P4" style:family="paragraph" style:parent-style-name="Standard">
      <style:paragraph-properties fo:margin-top="0.0693in" fo:margin-bottom="0in" style:contextual-spacing="false"/>
    </style:style>
    <style:style style:name="P5" style:family="paragraph" style:parent-style-name="Standard">
      <style:paragraph-properties fo:margin-top="0in" fo:margin-bottom="0.0417in" style:contextual-spacing="false"/>
    </style:style>
    <style:style style:name="P6" style:family="paragraph" style:parent-style-name="List_20_Paragraph" style:list-style-name="WWNum2">
      <style:paragraph-properties fo:margin-top="0in" fo:margin-bottom="0.028in" style:contextual-spacing="false"/>
    </style:style>
    <style:style style:name="P7" style:family="paragraph" style:parent-style-name="List_20_Paragraph" style:list-style-name="WWNum2">
      <style:paragraph-properties fo:margin-top="0in" fo:margin-bottom="0.0417in" style:contextual-spacing="false"/>
    </style:style>
    <style:style style:name="P8" style:family="paragraph" style:parent-style-name="Standard">
      <style:paragraph-properties fo:margin-top="0.0138in" fo:margin-bottom="0.0138in" style:contextual-spacing="false"/>
    </style:style>
    <style:style style:name="P9" style:family="paragraph" style:parent-style-name="Standard">
      <style:paragraph-properties fo:margin-top="0.0138in" fo:margin-bottom="0.0138in" style:contextual-spacing="false"/>
      <style:text-properties fo:color="#c8d3f5" loext:opacity="100%" style:font-name="Consolas" fo:font-size="9pt" officeooo:paragraph-rsid="0017bd4b" style:font-name-asian="Consolas1" style:font-size-asian="9pt" style:font-name-complex="Consolas1" style:font-size-complex="9pt"/>
    </style:style>
    <style:style style:name="P10" style:family="paragraph" style:parent-style-name="Standard">
      <style:paragraph-properties fo:margin-top="0.139in" fo:margin-bottom="0in" style:contextual-spacing="false"/>
    </style:style>
    <style:style style:name="P11" style:family="paragraph" style:parent-style-name="Standard">
      <style:paragraph-properties fo:margin-top="0.028in" fo:margin-bottom="0.028in" style:contextual-spacing="false"/>
    </style:style>
    <style:style style:name="P12" style:family="paragraph" style:parent-style-name="Standard">
      <style:paragraph-properties fo:margin-top="0in" fo:margin-bottom="0.028in" style:contextual-spacing="false"/>
    </style:style>
    <style:style style:name="P13" style:family="paragraph" style:parent-style-name="List_20_Paragraph" style:list-style-name="WWNum3">
      <style:paragraph-properties fo:margin-top="0in" fo:margin-bottom="0.0209in" style:contextual-spacing="false"/>
    </style:style>
    <style:style style:name="P14" style:family="paragraph" style:parent-style-name="List_20_Paragraph" style:list-style-name="WWNum3">
      <style:paragraph-properties fo:margin-top="0in" fo:margin-bottom="0.0417in" style:contextual-spacing="false"/>
    </style:style>
    <style:style style:name="P15" style:family="paragraph" style:parent-style-name="Standard">
      <style:paragraph-properties fo:margin-top="0.111in" fo:margin-bottom="0in" style:contextual-spacing="false"/>
    </style:style>
    <style:style style:name="P16" style:family="paragraph" style:parent-style-name="Standard">
      <style:paragraph-properties fo:margin-top="0.0693in" fo:margin-bottom="0.0417in" style:contextual-spacing="false"/>
    </style:style>
    <style:style style:name="T1" style:family="text">
      <style:text-properties fo:color="#1a1b26" loext:opacity="100%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d41b2c" loext:opacity="100%" fo:font-size="13pt" fo:font-weight="bold" style:font-size-asian="13pt" style:font-weight-asian="bold" style:font-size-complex="13pt" style:font-weight-complex="bold"/>
    </style:style>
    <style:style style:name="T3" style:family="text">
      <style:text-properties fo:color="#64748b" loext:opacity="100%" fo:font-size="8.5pt" style:font-size-asian="8.5pt" style:font-size-complex="8.5pt"/>
    </style:style>
    <style:style style:name="T4" style:family="text">
      <style:text-properties fo:color="#ffffff" loext:opacity="100%" style:font-name="Arial" fo:font-size="9.5pt" fo:font-weight="bold" style:font-name-asian="Arial2" style:font-size-asian="9.5pt" style:font-weight-asian="bold" style:font-name-complex="Arial2" style:font-size-complex="9.5pt" style:font-weight-complex="bold"/>
    </style:style>
    <style:style style:name="T5" style:family="text">
      <style:text-properties fo:color="#1a1b26" loext:opacity="100%"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6" style:family="text">
      <style:text-properties fo:color="#1a1b26" loext:opacity="100%" style:font-name="Arial" fo:font-size="10pt" fo:font-weight="bold" officeooo:rsid="001701d1" style:font-name-asian="Arial2" style:font-size-asian="10pt" style:font-weight-asian="bold" style:font-name-complex="Arial2" style:font-size-complex="10pt" style:font-weight-complex="bold"/>
    </style:style>
    <style:style style:name="T7" style:family="text">
      <style:text-properties fo:color="#1a1b26" loext:opacity="100%" style:font-name="Arial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T8" style:family="text">
      <style:text-properties fo:color="#1a1b26" loext:opacity="100%" style:font-name="Arial" fo:font-size="10pt" fo:font-weight="normal" officeooo:rsid="001701d1" style:font-name-asian="Arial2" style:font-size-asian="10pt" style:font-weight-asian="normal" style:font-name-complex="Arial2" style:font-size-complex="10pt" style:font-weight-complex="normal"/>
    </style:style>
    <style:style style:name="T9" style:family="text">
      <style:text-properties fo:color="#475569" loext:opacity="100%" fo:font-size="10pt" style:font-size-asian="10pt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color="#0c3354" loext:opacity="100%" style:font-name="Consolas" fo:font-size="10pt" fo:font-weight="bold" style:font-name-asian="Consolas1" style:font-size-asian="10pt" style:font-weight-asian="bold" style:font-name-complex="Consolas1" style:font-size-complex="10pt" style:font-weight-complex="bold"/>
    </style:style>
    <style:style style:name="T12" style:family="text">
      <style:text-properties fo:color="#059669" loext:opacity="100%"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color="#c8d3f5" loext:opacity="100%" style:font-name="Consolas" fo:font-size="9pt" style:font-name-asian="Consolas1" style:font-size-asian="9pt" style:font-name-complex="Consolas1" style:font-size-complex="9pt"/>
    </style:style>
    <style:style style:name="T15" style:family="text">
      <style:text-properties officeooo:rsid="00184254"/>
    </style:style>
    <style:style style:name="T16" style:family="text">
      <style:text-properties style:font-name="Consolas" fo:font-size="10pt" fo:font-weight="bold" style:font-name-asian="Consolas1" style:font-size-asian="10pt" style:font-weight-asian="bold" style:font-name-complex="Consolas1" style:font-size-complex="10pt" style:font-weight-complex="bold"/>
    </style:style>
    <style:style style:name="T17" style:family="text">
      <style:text-properties fo:color="#ea580c" loext:opacity="100%" fo:font-size="10pt" fo:font-weight="bold" style:font-size-asian="10pt" style:font-weight-asian="bold" style:font-size-complex="10pt" style:font-weight-complex="bold"/>
    </style:style>
    <style:style style:name="T18" style:family="text">
      <style:text-properties fo:color="#d41b2c" loext:opacity="100%" style:font-name="Consolas" fo:font-size="11pt" fo:font-weight="bold" style:font-name-asian="Consolas1" style:font-size-asian="11pt" style:font-weight-asian="bold" style:font-name-complex="Consolas1" style:font-size-complex="11pt" style:font-weight-complex="bold"/>
    </style:style>
    <style:style style:name="T19" style:family="text">
      <style:text-properties fo:color="#6b7b8d" loext:opacity="100%" style:font-name="Consolas" fo:font-size="9pt" style:font-name-asian="Consolas1" style:font-size-asian="9pt" style:font-name-complex="Consolas1" style:font-size-complex="9pt"/>
    </style:style>
    <style:style style:name="T20" style:family="text">
      <style:text-properties fo:color="#d41b2c" loext:opacity="100%" style:font-name="Consolas" fo:font-size="10pt" fo:font-weight="bold" style:font-name-asian="Consolas1" style:font-size-asian="10pt" style:font-weight-asian="bold" style:font-name-complex="Consolas1" style:font-size-complex="10pt" style:font-weight-complex="bold"/>
    </style:style>
    <style:style style:name="T21" style:family="text">
      <style:text-properties fo:color="#64748b" loext:opacity="100%" fo:font-size="10pt" fo:font-style="italic" style:font-size-asian="10pt" style:font-style-asian="italic" style:font-size-complex="10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ython for Data Analysis &amp; Automation</text:span></text:p>
      <text:p text:style-name="P1"><text:span text:style-name="T2">Hands-On Exercise Guide</text:span></text:p>
      <text:p text:style-name="P2"><text:span text:style-name="T3">Abdullah Al Bashit, PhD <text:s/>| <text:s/>Dept. of Bioengineering, Northeastern University <text:s/>| <text:s/>March 27, 2026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4">Time</text:span></text:p>
          </table:table-cell>
          <table:table-cell table:style-name="Table1.A1" office:value-type="string">
            <text:p text:style-name="Standard"><text:span text:style-name="T4">Activity</text:span></text:p>
          </table:table-cell>
          <table:table-cell table:style-name="Table1.A1" office:value-type="string">
            <text:p text:style-name="Standard"><text:span text:style-name="T4">Format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5">0:00 – 0:2</text:span><text:span text:style-name="T6">0</text:span></text:p>
          </table:table-cell>
          <table:table-cell table:style-name="Table1.A2" office:value-type="string">
            <text:p text:style-name="P3"><text:span text:style-name="T7">Presentation: Python intro, ΔΔCt method pipeline</text:span></text:p>
          </table:table-cell>
          <table:table-cell table:style-name="Table1.A2" office:value-type="string">
            <text:p text:style-name="Standard"><text:span text:style-name="T7">Lecture (slides)</text:span></text:p>
          </table:table-cell>
        </table:table-row>
        <table:table-row table:style-name="Table1.1">
          <table:table-cell table:style-name="Table1.A3" office:value-type="string">
            <text:p text:style-name="Standard"><text:span text:style-name="T5">0:2</text:span><text:span text:style-name="T6">0</text:span><text:span text:style-name="T5"> – 1:</text:span><text:span text:style-name="T6">3</text:span><text:span text:style-name="T6">0</text:span></text:p>
          </table:table-cell>
          <table:table-cell table:style-name="Table1.A3" office:value-type="string">
            <text:p text:style-name="Standard"><text:span text:style-name="T7">Hands-on: execute, investigate, fix, analyze, interpret</text:span></text:p>
          </table:table-cell>
          <table:table-cell table:style-name="Table1.A3" office:value-type="string">
            <text:p text:style-name="Standard"><text:span text:style-name="T7">Self-paced + </text:span><text:span text:style-name="T8">I</text:span><text:span text:style-name="T8">n</text:span><text:span text:style-name="T8">structor</text:span><text:span text:style-name="T7"> help</text:span></text:p>
          </table:table-cell>
        </table:table-row>
      </table:table>
      <text:p text:style-name="P4"/>
      <text:h text:style-name="Heading_20_1" text:outline-level="1">1. Setup: GitHub to Google Colab</text:h>
      <text:p text:style-name="P5"><text:span text:style-name="T9">All files are on GitHub. Follow these steps to get them into Google Colab.</text:span></text:p>
      <text:h text:style-name="Heading_20_3" text:outline-level="3">Step 1: Download files from GitHub</text:h>
      <text:list text:style-name="WWNum2">
        <text:list-item text:start-value="1">
          <text:p text:style-name="P6"><text:span text:style-name="T10">Go to: </text:span><text:span text:style-name="T11">github.com/your-repo/qpcr-workshop</text:span></text:p>
        </text:list-item>
        <text:list-item>
          <text:p text:style-name="P6"><text:span text:style-name="T10">Click the green </text:span><text:span text:style-name="T12">&lt;&gt; Code</text:span><text:span text:style-name="T10"> button → </text:span><text:span text:style-name="T13">Download ZIP</text:span></text:p>
        </text:list-item>
        <text:list-item>
          <text:p text:style-name="P7"><text:span text:style-name="T10">Unzip the folder. You should see:</text:span>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><text:span text:style-name="T14">qpcr-workshop/</text:span></text:p>
            <text:p text:style-name="P8"><text:span text:style-name="T14"><text:s text:c="2"/>├─ qPCR_pipeline.ipynb <text:s text:c="4"/># The notebook</text:span></text:p>
            <text:p text:style-name="P9"><text:s text:c="2"/>├─ Sample_Data.ods <text:s text:c="8"/># The data file (has hidden issues!)</text:p>
            <text:p text:style-name="P9"><text:s text:c="2"/>└─ Hands_On_Exercise_Guide.odt <text:s text:c="8"/># <text:span text:style-name="T15">Hands-on-guide</text:span></text:p>
          </table:table-cell>
        </table:table-row>
      </table:table>
      <text:p text:style-name="P10"/>
      <text:h text:style-name="Heading_20_3" text:outline-level="3">Step 2: Open Google Colab</text:h>
      <text:list text:continue-numbering="true" text:style-name="WWNum2">
        <text:list-item>
          <text:p text:style-name="P6"><text:span text:style-name="T10">Go to: </text:span><text:span text:style-name="T11">colab.research.google.com</text:span></text:p>
        </text:list-item>
        <text:list-item>
          <text:p text:style-name="P6"><text:span text:style-name="T10">Click </text:span><text:span text:style-name="T13">Upload</text:span><text:span text:style-name="T10"> tab → choose </text:span><text:span text:style-name="T16">qPCR_pipeline.ipynb</text:span></text:p>
        </text:list-item>
        <text:list-item>
          <text:p text:style-name="P7"><text:span text:style-name="T10">The notebook opens in Colab with all cells ready to run</text:span></text:p>
        </text:list-item>
      </text:list>
      <text:h text:style-name="Heading_20_3" text:outline-level="3">Step 3: Upload the data file</text:h>
      <text:list text:continue-numbering="true" text:style-name="WWNum2">
        <text:list-item>
          <text:p text:style-name="P6"><text:span text:style-name="T10">In the left sidebar, click the </text:span><text:span text:style-name="T13">📁 folder icon</text:span><text:span text:style-name="T10"> (Files panel)</text:span></text:p>
        </text:list-item>
        <text:list-item>
          <text:p text:style-name="P6"><text:span text:style-name="T10">Click the </text:span><text:span text:style-name="T13">⬆ Upload</text:span><text:span text:style-name="T10"> button</text:span></text:p>
        </text:list-item>
        <text:list-item>
          <text:p text:style-name="P6"><text:span text:style-name="T10">Select </text:span><text:span text:style-name="T16">Sample_Data.ods</text:span></text:p>
        </text:list-item>
        <text:list-item>
          <text:p text:style-name="P7"><text:span text:style-name="T10">Wait for the upload to finish (you’ll see the file appear in the panel)</text:span></text:p>
        </text:list-item>
      </text:list>
      <text:p text:style-name="P11"><text:span text:style-name="T17">⚠️ Important: </text:span><text:span text:style-name="T9">Colab files are temporary! If you disconnect, you’ll need to re-upload Sample_Data.ods. Your notebook is auto-saved to Google Drive.</text:span></text:p>
      <text:h text:style-name="Heading_20_3" text:outline-level="3">Alternative: Open directly from GitHub</text:h>
      <text:p text:style-name="P12"><text:span text:style-name="T10">If your instructor shared a direct Colab link, just click it — the notebook opens automatically. You still need to upload </text:span><text:span text:style-name="T16">Sample_Data.ods</text:span><text:span text:style-name="T10"> manually (Step 3 above).</text:span></text:p>
      <text:h text:style-name="Heading_20_1" text:outline-level="1">2. How to Use Google Colab</text:h>
      <text:h text:style-name="Heading_20_3" text:outline-level="3">Running a cell</text:h>
      <text:list text:style-name="WWNum3">
        <text:list-item text:start-value="1">
          <text:p text:style-name="P13"><text:span text:style-name="T10">Click on a cell to select it (blue border appears)</text:span></text:p>
        </text:list-item>
        <text:list-item>
          <text:p text:style-name="P13"><text:span text:style-name="T10">Press </text:span><text:span text:style-name="T13">Shift + Enter</text:span><text:span text:style-name="T10"> to run it and move to the next cell</text:span></text:p>
        </text:list-item>
        <text:list-item>
          <text:p text:style-name="P13"><text:span text:style-name="T10">Or click the </text:span><text:span text:style-name="T13">▶ Play button</text:span><text:span text:style-name="T10"> on the left side of the cell</text:span></text:p>
        </text:list-item>
        <text:list-item>
          <text:p text:style-name="P14"><text:soft-page-break/><text:span text:style-name="T10">A number like </text:span><text:span text:style-name="T16">[3]</text:span><text:span text:style-name="T10"> appears next to the cell when it finishes running</text:span></text:p>
        </text:list-item>
      </text:list>
      <text:h text:style-name="Heading_20_3" text:outline-level="3">Comments: lines Python ignores</text:h>
      <text:p text:style-name="P5"><text:span text:style-name="T10">Lines starting with </text:span><text:span text:style-name="T18">#</text:span><text:span text:style-name="T10"> are comments — Python skips them. They’re notes for you to read.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"><text:span text:style-name="T19"># This is a comment — Python ignores this line</text:span></text:p>
            <text:p text:style-name="P8"><text:span text:style-name="T14">x = 5 <text:s text:c="9"/># This part after # is also a comment</text:span></text:p>
            <text:p text:style-name="P8"><text:span text:style-name="T14">print(x) <text:s text:c="6"/># Only the code part runs → prints 5</text:span></text:p>
          </table:table-cell>
        </table:table-row>
      </table:table>
      <text:p text:style-name="P15"/>
      <text:h text:style-name="Heading_20_3" text:outline-level="3">Commenting / uncommenting code</text:h>
      <text:p text:style-name="P5"><text:span text:style-name="T10">To temporarily disable a line of code, add </text:span><text:span text:style-name="T18">#</text:span><text:span text:style-name="T10"> at the beginning. To re-enable it, remove the </text:span><text:span text:style-name="T18">#</text:span><text:span text:style-name="T10">.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8"><text:span text:style-name="T19"># Shortcut: select lines → Ctrl + / <text:s/>(toggles comment on/off)</text:span></text:p>
            <text:p text:style-name="P8"/>
            <text:p text:style-name="P8"><text:span text:style-name="T14">print("This line runs")</text:span></text:p>
            <text:p text:style-name="P8"><text:span text:style-name="T19"># print("This line is commented out — it won't run")</text:span></text:p>
            <text:p text:style-name="P8"><text:span text:style-name="T14">print("This line also runs")</text:span></text:p>
          </table:table-cell>
        </table:table-row>
      </table:table>
      <text:p text:style-name="P15"/>
      <text:h text:style-name="Heading_20_3" text:outline-level="3">Restarting if things go wrong</text:h>
      <text:list text:continue-numbering="true" text:style-name="WWNum3">
        <text:list-item>
          <text:p text:style-name="P13"><text:span text:style-name="T10">Menu: </text:span><text:span text:style-name="T13">Runtime → Restart and run all</text:span></text:p>
        </text:list-item>
        <text:list-item>
          <text:p text:style-name="P14"><text:span text:style-name="T10">This clears all variables and re-runs every cell from the top (you may need to re-upload the data file)</text:span></text:p>
        </text:list-item>
      </text:list>
      <text:h text:style-name="Heading_20_1" text:outline-level="1">3. Python Quick Reference</text:h>
      <text:p text:style-name="P5"><text:span text:style-name="T9">A short cheat sheet of the Python concepts you’ll use in this workshop.</text:span></text:p>
      <text:h text:style-name="Heading_20_3" text:outline-level="3">Variables</text:h>
      <text:p text:style-name="P5"><text:span text:style-name="T10">A variable stores a value. No need to declare types — Python figures it out.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8"><text:span text:style-name="T14">name = "Condition 2" <text:s text:c="4"/># string (text)</text:span></text:p>
            <text:p text:style-name="P8"><text:span text:style-name="T14">ct <text:s text:c="2"/>= 22.04 <text:s text:c="13"/># float <text:s/>(decimal number)</text:span></text:p>
            <text:p text:style-name="P8"><text:span text:style-name="T14">n <text:s text:c="3"/>= 48 <text:s text:c="17"/># int <text:s text:c="3"/>(whole number)</text:span></text:p>
            <text:p text:style-name="P8"><text:span text:style-name="T14">ok <text:s text:c="2"/>= True <text:s text:c="15"/># bool <text:s text:c="2"/>(True or False)</text:span></text:p>
          </table:table-cell>
        </table:table-row>
      </table:table>
      <text:p text:style-name="P10"/>
      <text:h text:style-name="Heading_20_3" text:outline-level="3">Lists</text:h>
      <text:p text:style-name="P5"><text:span text:style-name="T10">A list holds multiple values in order. Use square brackets </text:span><text:span text:style-name="T16">[ ]</text:span><text:span text:style-name="T10">.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8"><text:span text:style-name="T14">cts = [22.04, 22.07, 7.78, 7.97]</text:span></text:p>
            <text:p text:style-name="P8"/>
            <text:p text:style-name="P8"><text:span text:style-name="T14">len(cts) <text:s text:c="7"/># 4 <text:s text:c="8"/>(how many items)</text:span></text:p>
            <text:p text:style-name="P8"><text:span text:style-name="T14">cts[0] <text:s text:c="9"/># 22.04 <text:s text:c="4"/>(first item — index starts at 0)</text:span></text:p>
            <text:p text:style-name="P8"><text:span text:style-name="T14">cts[-1] <text:s text:c="8"/># 7.97 <text:s text:c="5"/>(last item)</text:span></text:p>
            <text:p text:style-name="P8"><text:span text:style-name="T14">cts[1:3] <text:s text:c="7"/># [22.07, 7.78] <text:s/>(slice: index 1 up to 3)</text:span></text:p>
          </table:table-cell>
        </table:table-row>
      </table:table>
      <text:p text:style-name="P10"/>
      <text:h text:style-name="Heading_20_3" text:outline-level="3">List Comprehension</text:h>
      <text:p text:style-name="P5"><text:span text:style-name="T10">A compact way to build a new list by transforming or filtering another list.</text:span></text:p>
      <table:table table:name="Table8" table:style-name="Table8">
        <table:table-column table:style-name="Table8.A"/>
        <text:soft-page-break/>
        <table:table-row table:style-name="Table8.1">
          <table:table-cell table:style-name="Table8.A1" office:value-type="string">
            <text:p text:style-name="P8"><text:span text:style-name="T14">cts = [22.04, 22.07, 7.78, 7.97]</text:span></text:p>
            <text:p text:style-name="P8"/>
            <text:p text:style-name="P8"><text:span text:style-name="T19"># Double each value</text:span></text:p>
            <text:p text:style-name="P8"><text:span text:style-name="T14">doubled = [x * 2 for x in cts]</text:span></text:p>
            <text:p text:style-name="P8"><text:span text:style-name="T19"># [44.08, 44.14, 15.56, 15.94]</text:span></text:p>
            <text:p text:style-name="P8"/>
            <text:p text:style-name="P8"><text:span text:style-name="T19"># Keep only values above 10</text:span></text:p>
            <text:p text:style-name="P8"><text:span text:style-name="T14">high = [x for x in cts if x &gt; 10]</text:span></text:p>
            <text:p text:style-name="P8"><text:span text:style-name="T19"># [22.04, 22.07]</text:span></text:p>
            <text:p text:style-name="P8"/>
            <text:p text:style-name="P8"><text:span text:style-name="T19"># Pattern: <text:s/>[expression <text:s/>for item in list <text:s/>if condition]</text:span></text:p>
          </table:table-cell>
        </table:table-row>
      </table:table>
      <text:p text:style-name="P10"/>
      <text:h text:style-name="Heading_20_3" text:outline-level="3">Dictionaries</text:h>
      <text:p text:style-name="P5"><text:span text:style-name="T10">Key-value pairs. Use curly braces </text:span><text:span text:style-name="T16">{ }</text:span><text:span text:style-name="T10">. Great for labeled data.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8"><text:span text:style-name="T14">sample = {"name": "Cond 2 R1", "gene": "Target", "ct": 22.04}</text:span></text:p>
            <text:p text:style-name="P8"/>
            <text:p text:style-name="P8"><text:span text:style-name="T14">sample["ct"] <text:s text:c="6"/># 22.04 <text:s text:c="2"/>(access by key)</text:span></text:p>
            <text:p text:style-name="P8"><text:span text:style-name="T14">sample["name"] <text:s text:c="4"/># "Cond 2 R1"</text:span></text:p>
          </table:table-cell>
        </table:table-row>
      </table:table>
      <text:p text:style-name="P10"/>
      <text:h text:style-name="Heading_20_3" text:outline-level="3">DataFrames (pandas)</text:h>
      <text:p text:style-name="P5"><text:span text:style-name="T10">A DataFrame is a table — like an Excel spreadsheet in Python. Each column is a list.</text:span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8"><text:span text:style-name="T14">import pandas as pd</text:span></text:p>
            <text:p text:style-name="P8"/>
            <text:p text:style-name="P8"><text:span text:style-name="T19"># Create from a dictionary of lists</text:span></text:p>
            <text:p text:style-name="P8"><text:span text:style-name="T14">df = pd.DataFrame({</text:span></text:p>
            <text:p text:style-name="P8"><text:span text:style-name="T14"><text:s text:c="4"/>"Sample": ["Cond2 R1", "Cond2 R1"],</text:span></text:p>
            <text:p text:style-name="P8"><text:span text:style-name="T14"><text:s text:c="4"/>"Gene": <text:s text:c="2"/>["Target", <text:s text:c="2"/>"HK"],</text:span></text:p>
            <text:p text:style-name="P8"><text:span text:style-name="T14"><text:s text:c="4"/>"CT": <text:s text:c="4"/>[22.04, <text:s text:c="6"/>7.78]</text:span></text:p>
            <text:p text:style-name="P8"><text:span text:style-name="T14">})</text:span></text:p>
          </table:table-cell>
        </table:table-row>
      </table:table>
      <text:p text:style-name="P16"><text:span text:style-name="T13">Common operations:</text:span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8"><text:span text:style-name="T14">df.head() <text:s text:c="13"/># show first 5 rows</text:span></text:p>
            <text:p text:style-name="P8"><text:span text:style-name="T14">df.shape <text:s text:c="14"/># (rows, columns) <text:s/>e.g. (48, 13)</text:span></text:p>
            <text:p text:style-name="P8"><text:span text:style-name="T14">df.columns.tolist() <text:s text:c="3"/># list of column names</text:span></text:p>
            <text:p text:style-name="P8"><text:span text:style-name="T14">df["CT"] <text:s text:c="13"/># get one column</text:span></text:p>
            <text:p text:style-name="P8"><text:span text:style-name="T14">df[df["Gene"]=="Target"] <text:s text:c="2"/># filter rows</text:span></text:p>
            <text:p text:style-name="P8"><text:span text:style-name="T14">df["CT"].mean() <text:s text:c="6"/># average of a column</text:span></text:p>
          </table:table-cell>
        </table:table-row>
      </table:table>
      <text:p text:style-name="P10"/>
      <text:h text:style-name="Heading_20_3" text:outline-level="3">Filtering DataFrames</text:h>
      <text:p text:style-name="P5"><text:span text:style-name="T10">The most important operation! Put a condition inside brackets to keep only matching rows.</text:span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8"><text:span text:style-name="T19"># Exact match</text:span></text:p>
            <text:p text:style-name="P8"><text:span text:style-name="T14">targets = df[df["Gene"] == "Target Gene"]</text:span></text:p>
            <text:p text:style-name="P8"/>
            <text:p text:style-name="P8"><text:span text:style-name="T19"># Comparison</text:span></text:p>
            <text:p text:style-name="P8"><text:span text:style-name="T14">high_ct = df[df["CT"] &gt; 20]</text:span></text:p>
            <text:p text:style-name="P8"><text:soft-page-break/></text:p>
            <text:p text:style-name="P8"><text:span text:style-name="T19"># Partial string match</text:span></text:p>
            <text:p text:style-name="P8"><text:span text:style-name="T14">cond2 = df[df["Sample"].str.contains("Condition 2")]</text:span></text:p>
            <text:p text:style-name="P8"/>
            <text:p text:style-name="P8"><text:span text:style-name="T19"># Chain: filter → column → compute</text:span></text:p>
            <text:p text:style-name="P8"><text:span text:style-name="T14">ctrl_mean = df[df["group"]=="Control"]["dCT"].mean()</text:span></text:p>
            <text:p text:style-name="P8"><text:span text:style-name="T19"># <text:s text:c="9"/>^^^^^^^^^^^^^^^^^^^^^^^^ <text:s/>^^^^^ <text:s/>^^^^^^</text:span></text:p>
            <text:p text:style-name="P8"><text:span text:style-name="T19"># <text:s text:c="9"/>filter rows <text:s text:c="14"/>column <text:s/>math</text:span></text:p>
          </table:table-cell>
        </table:table-row>
      </table:table>
      <text:p text:style-name="P10"/>
      <text:h text:style-name="Heading_20_3" text:outline-level="3">f-strings (formatted printing)</text:h>
      <text:p text:style-name="P5"><text:span text:style-name="T10">Put </text:span><text:span text:style-name="T20">f</text:span><text:span text:style-name="T10"> before a string to embed variables inside </text:span><text:span text:style-name="T16">{ }</text:span><text:span text:style-name="T10">.</text:span>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8"><text:span text:style-name="T14">name = "Condition 2"</text:span></text:p>
            <text:p text:style-name="P8"><text:span text:style-name="T14">p = 0.0008</text:span></text:p>
            <text:p text:style-name="P8"/>
            <text:p text:style-name="P8"><text:span text:style-name="T14">print(f"Group: {name}, p-value: {p:.4f}")</text:span></text:p>
            <text:p text:style-name="P8"><text:span text:style-name="T19"># Output: Group: Condition 2, p-value: 0.0008</text:span></text:p>
            <text:p text:style-name="P8"/>
            <text:p text:style-name="P8"><text:span text:style-name="T19"># :.2f = 2 decimal places, <text:s/>:.4f = 4 decimal places</text:span></text:p>
          </table:table-cell>
        </table:table-row>
      </table:table>
      <text:p text:style-name="Standard"><text:span text:style-name="T2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default-outline-level="1" style:list-style-name="" style:class="chapter">
      <style:paragraph-properties fo:margin-top="0.1665in" fo:margin-bottom="0.0835in" style:contextual-spacing="false"/>
      <style:text-properties fo:color="#1a1b26" loext:opacity="100%" style:font-name="Arial1" fo:font-family="Arial" style:font-family-generic="swiss" style:font-pitch="variable" fo:font-size="16pt" fo:font-weight="bold" style:font-name-asian="Arial2" style:font-family-asian="Arial" style:font-family-generic-asian="system" style:font-pitch-asian="variable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Heading" style:default-outline-level="2" style:list-style-name="" style:class="chapter">
      <style:paragraph-properties fo:margin-top="0.1665in" fo:margin-bottom="0.0693in" style:contextual-spacing="false"/>
      <style:text-properties fo:color="#d41b2c" loext:opacity="100%" style:font-name="Arial1" fo:font-family="Arial" style:font-family-generic="swiss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Heading" style:default-outline-level="3" style:list-style-name="" style:class="chapter">
      <style:paragraph-properties fo:margin-top="0.139in" fo:margin-bottom="0.0555in" style:contextual-spacing="false"/>
      <style:text-properties fo:color="#0c3354" loext:opacity="100%" style:font-name="Arial1" fo:font-family="Arial" style:font-family-generic="swiss" style:font-pitch="variable" fo:font-size="11pt" fo:font-weight="bold" style:font-name-asian="Arial2" style:font-family-asian="Arial" style:font-family-generic-asian="system" style:font-pitch-asian="variable" style:font-size-asian="11pt" style:font-weight-asian="bold" style:font-name-complex="Arial2" style:font-family-complex="Arial" style:font-family-generic-complex="system" style:font-pitch-complex="variable" style:font-size-complex="11pt" style:font-weight-complex="bold"/>
    </style:style>
    <style:style style:name="Heading_20_4" style:display-name="Heading 4" style:family="paragraph" style:parent-style-name="Heading" style:class="chapter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chapter">
      <style:text-properties fo:color="#2e74b5" loext:opacity="100%"/>
    </style:style>
    <style:style style:name="Heading_20_6" style:display-name="Heading 6" style:family="paragraph" style:parent-style-name="Heading" style:class="chapter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Un-named</meta:initial-creator>
    <meta:editing-cycles>5</meta:editing-cycles>
    <meta:creation-date>2026-03-02T22:08:57.071000000</meta:creation-date>
    <dc:date>2026-03-02T18:35:26.608214000</dc:date>
    <meta:editing-duration>PT5M19S</meta:editing-duration>
    <meta:generator>LibreOffice/26.2.1.2$MacOSX_AARCH64 LibreOffice_project/8399f6259d8c87f40e7255cdb3c9b958f5e08948</meta:generator>
    <meta:document-statistic meta:table-count="12" meta:image-count="0" meta:object-count="0" meta:page-count="4" meta:paragraph-count="119" meta:word-count="823" meta:character-count="4994" meta:non-whitespace-character-count="4011"/>
  </office:meta>
</office:document-meta>
</file>